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 style:list-style-name="WW8Num2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2: Change / reset password</text:p>
      <text:p text:style-name="P3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oderator</text:span></text:p>
      <text:p text:style-name="P1"/>
      <text:p text:style-name="P1">Stakeholder and Interests : </text:p>
      <text:list xml:id="list5041964225915105302" text:style-name="WW8Num2">
        <text:list-item>
          <text:p text:style-name="P6">None as its a ease of use feature.</text:p>
        </text:list-item>
      </text:list>
      <text:p text:style-name="P1"/>
      <text:p text:style-name="Standard"><text:span text:style-name="T1">Preconditions : </text:span><text:span text:style-name="T3">None</text:span></text:p>
      <text:p text:style-name="P1"/>
      <text:p text:style-name="P1">Success Guarantee ( or Post Conditions ) : </text:p>
      <text:p text:style-name="P1"/>
      <text:p text:style-name="P1">Main Success Scenario (or Basic Flow ):</text:p>
      <text:list xml:id="list4017820359673675039" text:style-name="WW8Num4">
        <text:list-header>
          <text:p text:style-name="P8"/>
        </text:list-header>
      </text:list>
      <text:p text:style-name="P1"/>
      <text:p text:style-name="P1"/>
      <text:p text:style-name="P1"/>
      <text:p text:style-name="P1"/>
      <text:p text:style-name="P1"/>
      <text:p text:style-name="P1">Extensions ( or Alternative Flows ):</text:p>
      <text:p text:style-name="P4"/>
      <text:p text:style-name="P1"/>
      <text:p text:style-name="P1">Special Requirements:</text:p>
      <text:list xml:id="list4037017867745905189" text:style-name="WW8Num5">
        <text:list-header>
          <text:p text:style-name="P7"/>
        </text:list-header>
      </text:list>
      <text:p text:style-name="P1"/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8T02:44:30.68</dc:date>
    <dc:creator>Arvind Srivastava</dc:creator>
    <meta:editing-duration>PT50M54S</meta:editing-duration>
    <meta:editing-cycles>12</meta:editing-cycles>
    <meta:generator>OpenOffice/4.0.1$Win32 OpenOffice.org_project/401m5$Build-9714</meta:generator>
    <meta:document-statistic meta:table-count="0" meta:image-count="0" meta:object-count="0" meta:page-count="1" meta:paragraph-count="14" meta:word-count="78" meta:character-count="464"/>
  </office:meta>
</office:document-meta>
</file>